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7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text:span text:style-name="T5">40456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4">נובל ניהול מרכז חנויות</text:span></text:p>
      <text:p text:style-name="P8"/>
      <text:p text:style-name="P1"><text:span text:style-name="T1">כתובת</text:span><text:span text:style-name="T2"> </text:span><text:span text:style-name="T1"><text:s text:c="2"/></text:span><text:span text:style-name="T4">שמעון פרס33<text:tab/><text:tab/>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14"/>03-5223777 <text:s text:c="129"/>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<text:s text:c="4"/>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 text:c="10"/>בכניסה הראשית לבניין בתוך ארון עמדת שומר <text:s/>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קיים . 2 גנרטורים בגג המבנה ציבורי ומכבי</text:span></text:p>
      <text:p text:style-name="P1"><text:span text:style-name="T1">מיקום ברזי כיבוי עיקריים "3</text:span><text:span text:style-name="T4"> <text:s/>מסביב למבנה <text:s text:c="97"/>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זאב מפנזיר</text:p>
          </table:table-cell>
          <table:table-cell table:style-name="Table2.A1" office:value-type="string">
            <text:p text:style-name="P14">מנהל</text:p>
          </table:table-cell>
          <table:table-cell table:style-name="Table2.A1" office:value-type="string">
            <text:p text:style-name="P14">9511004</text:p>
          </table:table-cell>
          <table:table-cell table:style-name="Table2.A1" office:value-type="string">
            <text:p text:style-name="P14">0546545241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עודד סאן</text:p>
          </table:table-cell>
          <table:table-cell table:style-name="Table2.A1" office:value-type="string">
            <text:p text:style-name="P14">שומר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77677611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6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גז גפ"מ בשימוש העסקים וגם הילרים</text:p>
          </table:table-cell>
        </table:table-row>
        <table:table-row table:style-name="Table3.1">
          <table:table-cell table:style-name="Table3.A1" office:value-type="string">
            <text:p text:style-name="P14">בקומה א' חדר מיכל גז מפלס קרקע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"><text:span text:style-name="T4"><text:s text:c="162"/></text:span><text:span text:style-name="T7"><text:s text:c="206"/></text:span></text:p>
      <text:p text:style-name="P14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14">סולר במיכל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4">גנרטורים בגג המבנה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חניון תת קרקעי ערכת עשן מחלונות</text:p>
          </table:table-cell>
        </table:table-row>
        <table:table-row table:style-name="Table5.1">
          <table:table-cell table:style-name="Table5.A1" office:value-type="string">
            <text:p text:style-name="P14">מבנה מוגן פלרים ומתזים מע' גילוי אש</text:p>
          </table:table-cell>
        </table:table-row>
        <table:table-row table:style-name="Table5.1">
          <table:table-cell table:style-name="Table5.A1" office:value-type="string">
            <text:p text:style-name="P14">עמדת כריזה בכניסה למבנה עמדת שומר</text:p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2T05:20:00</meta:creation-date>
    <dc:creator>אתי מנצור</dc:creator>
    <dc:date>2013-08-12T05:20:00</dc:date>
    <meta:print-date>2012-01-05T14:00:00</meta:print-date>
    <meta:editing-cycles>2</meta:editing-cycles>
    <meta:editing-duration>P15824DT17H31M44S</meta:editing-duration>
    <meta:document-statistic meta:table-count="6" meta:image-count="0" meta:object-count="0" meta:page-count="2" meta:paragraph-count="55" meta:word-count="168" meta:character-count="1614"/>
    <meta:generator>OpenOffice/4.0.1$Win32 OpenOffice.org_project/401m5$Build-9714</meta:generator>
  </office:meta>
</office:document-meta>
</file>